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E000000CEF0D14F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automatic-styles>
    <style:style style:name="revision_5f_history" style:display-name="revision_history" style:family="table">
      <style:table-properties style:width="16.499cm" fo:margin-left="1.251cm" fo:margin-right="1.251cm" table:align="margins"/>
    </style:style>
    <style:style style:name="revision_5f_history.A" style:display-name="revision_history.A" style:family="table-column">
      <style:table-column-properties style:column-width="2.503cm" style:rel-column-width="9940*"/>
    </style:style>
    <style:style style:name="revision_5f_history.D" style:display-name="revision_history.D" style:family="table-column">
      <style:table-column-properties style:column-width="8.992cm" style:rel-column-width="35715*"/>
    </style:style>
    <style:style style:name="revision_5f_history.A1" style:display-name="revision_history.A1" style:family="table-cell">
      <style:table-cell-properties style:border-line-width-left="0.002cm 0.035cm 0.002cm" style:border-line-width-top="0.002cm 0.035cm 0.002cm" style:border-line-width-bottom="0.002cm 0.035cm 0.002cm" fo:padding="0.097cm" fo:border-left="0.039cm double #000000" fo:border-right="none" fo:border-top="0.039cm double #000000" fo:border-bottom="0.039cm double #000000"/>
    </style:style>
    <style:style style:name="revision_5f_history.B1" style:display-name="revision_history.B1" style:family="table-cell">
      <style:table-cell-properties style:border-line-width-top="0.002cm 0.035cm 0.002cm" style:border-line-width-bottom="0.002cm 0.035cm 0.002cm" fo:padding="0.097cm" fo:border-left="0.002cm solid #000000" fo:border-right="none" fo:border-top="0.039cm double #000000" fo:border-bottom="0.039cm double #000000"/>
    </style:style>
    <style:style style:name="revision_5f_history.D1" style:display-name="revision_history.D1" style:family="table-cell">
      <style:table-cell-properties style:border-line-width-right="0.002cm 0.035cm 0.002cm" style:border-line-width-top="0.002cm 0.035cm 0.002cm" style:border-line-width-bottom="0.002cm 0.035cm 0.002cm" fo:padding="0.097cm" fo:border-left="0.002cm solid #000000" fo:border-right="0.039cm double #000000" fo:border-top="0.039cm double #000000" fo:border-bottom="0.039cm double #000000"/>
    </style:style>
    <style:style style:name="revision_5f_history.A2" style:display-name="revision_history.A2" style:family="table-cell">
      <style:table-cell-properties style:border-line-width-left="0.002cm 0.035cm 0.002cm" fo:padding="0.097cm" fo:border-left="0.039cm double #000000" fo:border-right="none" fo:border-top="none" fo:border-bottom="0.002cm solid #000000"/>
    </style:style>
    <style:style style:name="revision_5f_history.B2" style:display-name="revision_history.B2" style:family="table-cell">
      <style:table-cell-properties fo:padding="0.097cm" fo:border-left="0.002cm solid #000000" fo:border-right="none" fo:border-top="none" fo:border-bottom="0.002cm solid #000000"/>
    </style:style>
    <style:style style:name="revision_5f_history.D2" style:display-name="revision_history.D2" style:family="table-cell">
      <style:table-cell-properties style:border-line-width-right="0.002cm 0.035cm 0.002cm" fo:padding="0.097cm" fo:border-left="0.002cm solid #000000" fo:border-right="0.039cm double #000000" fo:border-top="none" fo:border-bottom="0.002cm solid #000000"/>
    </style:style>
    <style:style style:name="revision_5f_history.A16" style:display-name="revision_history.A16" style:family="table-cell">
      <style:table-cell-properties style:border-line-width-left="0.002cm 0.035cm 0.002cm" style:border-line-width-bottom="0.002cm 0.035cm 0.002cm" fo:padding="0.097cm" fo:border-left="0.039cm double #000000" fo:border-right="none" fo:border-top="none" fo:border-bottom="0.039cm double #000000"/>
    </style:style>
    <style:style style:name="revision_5f_history.B16" style:display-name="revision_history.B16" style:family="table-cell">
      <style:table-cell-properties style:border-line-width-bottom="0.002cm 0.035cm 0.002cm" fo:padding="0.097cm" fo:border-left="0.002cm solid #000000" fo:border-right="none" fo:border-top="none" fo:border-bottom="0.039cm double #000000"/>
    </style:style>
    <style:style style:name="revision_5f_history.D16" style:display-name="revision_history.D16"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au1" style:family="table">
      <style:table-properties style:width="14cm" fo:margin-left="2.499cm" fo:margin-right="2.501cm" table:align="margins"/>
    </style:style>
    <style:style style:name="Tableau1.A" style:family="table-column">
      <style:table-column-properties style:column-width="4.008cm" style:rel-column-width="18760*"/>
    </style:style>
    <style:style style:name="Tableau1.B" style:family="table-column">
      <style:table-column-properties style:column-width="3.004cm" style:rel-column-width="14060*"/>
    </style:style>
    <style:style style:name="Tableau1.C" style:family="table-column">
      <style:table-column-properties style:column-width="4.009cm" style:rel-column-width="18769*"/>
    </style:style>
    <style:style style:name="Tableau1.D" style:family="table-column">
      <style:table-column-properties style:column-width="2.979cm" style:rel-column-width="1394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7cm" fo:margin-left="1cm" fo:margin-right="1cm" table:align="margins"/>
    </style:style>
    <style:style style:name="Tableau2.A" style:family="table-column">
      <style:table-column-properties style:column-width="6.003cm" style:rel-column-width="23139*"/>
    </style:style>
    <style:style style:name="Tableau2.B" style:family="table-column">
      <style:table-column-properties style:column-width="10.998cm" style:rel-column-width="42396*"/>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1" style:family="table">
      <style:table-properties style:width="16.962cm" table:align="center"/>
    </style:style>
    <style:style style:name="Table1.A" style:family="table-column">
      <style:table-column-properties style:column-width="6.054cm"/>
    </style:style>
    <style:style style:name="Table1.B" style:family="table-column">
      <style:table-column-properties style:column-width="2.861cm"/>
    </style:style>
    <style:style style:name="Table1.C" style:family="table-column">
      <style:table-column-properties style:column-width="8.047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Arial" fo:font-size="24pt" style:font-size-asian="24pt" style:font-size-complex="24pt"/>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able_20_Contents">
      <style:paragraph-properties fo:text-align="center" style:justify-single-word="false"/>
    </style:style>
    <style:style style:name="P8" style:family="paragraph" style:parent-style-name="Code_20_source">
      <style:text-properties fo:font-style="italic" style:font-style-asian="italic" style:font-style-complex="italic"/>
    </style:style>
    <style:style style:name="P9" style:family="paragraph" style:parent-style-name="Text_20_body" style:list-style-name="L2"/>
    <style:style style:name="P10" style:family="paragraph" style:parent-style-name="Table_20_Content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Martel Linux Driver</text:p>
      <text:p text:style-name="P1">Installation Manual</text:p>
      <text:p text:style-name="Text_20_body"/>
      <text:p text:style-name="Text_20_body"/>
      <text:p text:style-name="Text_20_body"/>
      <text:p text:style-name="Text_20_body"/>
      <text:p text:style-name="P2"><text:a xlink:type="simple" xlink:href="http://www.martelinstruments.com/">http://www.martelinstruments.com/</text:a></text:p>
      <text:p text:style-name="Text_20_body"/>
      <text:p text:style-name="Text_20_body"/>
      <text:p text:style-name="Text_20_body"/>
      <text:p text:style-name="Text_20_body"/>
      <text:p text:style-name="Copyright">Martel Instruments Ltd. reserves the right to make changes without notice to the product to improve reliability, function or design.</text:p>
      <text:p text:style-name="Copyright">Martel Instruments Ltd. does not assume any liability arising out of the application or use of the product or circuit described herein.</text:p>
      <text:p text:style-name="Text_20_body"/>
      <text:h text:style-name="P3" text:outline-level="1">Table of contents</text:h>
      <text:p text:style-name="Text_20_body"/>
      <text:table-of-content text:style-name="Sect1" text:protected="true" text:name="Table des matières1">
        <text:table-of-content-source text:outline-level="3">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able of contents<text:tab/>2</text:p>
          <text:p text:style-name="P4">2.Revision history<text:tab/>3</text:p>
          <text:p text:style-name="P4">3.Installing the driver<text:tab/>4</text:p>
          <text:p text:style-name="P5">3.1.Installing a printer<text:tab/>4</text:p>
          <text:p text:style-name="P4">4.How to use<text:tab/>6</text:p>
          <text:p text:style-name="P5">4.1.Martel CUPS driver<text:tab/>6</text:p>
          <text:p text:style-name="P6">4.1.1.Postscript printing<text:tab/>6</text:p>
          <text:p text:style-name="P6">4.1.2.Plain text printing<text:tab/>6</text:p>
          <text:p text:style-name="P6">4.1.3.Plain text printing using text processor<text:tab/>7</text:p>
          <text:p text:style-name="P6">4.1.4.Driver options<text:tab/>8</text:p>
          <text:p text:style-name="P5">4.2.Martel library<text:tab/>9</text:p>
        </text:index-body>
      </text:table-of-content>
      <text:p text:style-name="Text_20_body"/>
      <text:p text:style-name="Text_20_body"/>
      <text:p text:style-name="Text_20_body"/>
      <text:h text:style-name="P3" text:outline-level="1">Revision history</text:h>
      <text:p text:style-name="Text_20_body"/>
      <table:table table:name="revision_history" table:style-name="revision_5f_history">
        <table:table-column table:style-name="revision_5f_history.A" table:number-columns-repeated="3"/>
        <table:table-column table:style-name="revision_5f_history.D"/>
        <table:table-header-rows>
          <table:table-row>
            <table:table-cell table:style-name="revision_5f_history.A1" office:value-type="string">
              <text:p text:style-name="Table_20_Heading">Rev.</text:p>
            </table:table-cell>
            <table:table-cell table:style-name="revision_5f_history.B1" office:value-type="string">
              <text:p text:style-name="Table_20_Heading">Date</text:p>
            </table:table-cell>
            <table:table-cell table:style-name="revision_5f_history.B1" office:value-type="string">
              <text:p text:style-name="Table_20_Heading">Page</text:p>
            </table:table-cell>
            <table:table-cell table:style-name="revision_5f_history.D1" office:value-type="string">
              <text:p text:style-name="Table_20_Heading">Revision item</text:p>
            </table:table-cell>
          </table:table-row>
        </table:table-header-rows>
        <table:table-row>
          <table:table-cell table:style-name="revision_5f_history.A2" office:value-type="string">
            <text:p text:style-name="P7">A</text:p>
          </table:table-cell>
          <table:table-cell table:style-name="revision_5f_history.B2" office:value-type="string">
            <text:p text:style-name="P7">31-Jul-2006</text:p>
          </table:table-cell>
          <table:table-cell table:style-name="revision_5f_history.B2" office:value-type="string">
            <text:p text:style-name="P7">-</text:p>
          </table:table-cell>
          <table:table-cell table:style-name="revision_5f_history.D2" office:value-type="string">
            <text:p text:style-name="Table_20_Contents">First issue</text:p>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2" office:value-type="string">
            <text:p text:style-name="P7"/>
          </table:table-cell>
          <table:table-cell table:style-name="revision_5f_history.B2" office:value-type="string">
            <text:p text:style-name="P7"/>
          </table:table-cell>
          <table:table-cell table:style-name="revision_5f_history.B2" office:value-type="string">
            <text:p text:style-name="P7"/>
          </table:table-cell>
          <table:table-cell table:style-name="revision_5f_history.D2" office:value-type="string">
            <text:p text:style-name="Table_20_Contents"/>
          </table:table-cell>
        </table:table-row>
        <table:table-row>
          <table:table-cell table:style-name="revision_5f_history.A16" office:value-type="string">
            <text:p text:style-name="P7"/>
          </table:table-cell>
          <table:table-cell table:style-name="revision_5f_history.B16" office:value-type="string">
            <text:p text:style-name="P7"/>
          </table:table-cell>
          <table:table-cell table:style-name="revision_5f_history.B16" office:value-type="string">
            <text:p text:style-name="P7"/>
          </table:table-cell>
          <table:table-cell table:style-name="revision_5f_history.D16" office:value-type="string">
            <text:p text:style-name="Table_20_Contents"/>
          </table:table-cell>
        </table:table-row>
      </table:table>
      <text:p text:style-name="Text_20_body"/>
      <text:h text:style-name="P3" text:outline-level="1">Installing the driver</text:h>
      <text:p text:style-name="Text_20_body"/>
      <text:p text:style-name="Text_20_body">The Martel Linux Driver is distributed in source form. Each release comes as a single archive, with <text:span text:style-name="T1">x.y</text:span> being the release number of the package.</text:p>
      <text:p text:style-name="Text_20_body"/>
      <text:p text:style-name="Code_20_source">martel_linux_driver-<text:span text:style-name="T1">x.y</text:span>.tar.gz</text:p>
      <text:p text:style-name="Text_20_body"/>
      <text:p text:style-name="Text_20_body">Installation of the Martel Linux Driver requires compilation of its various components. The following procedure unpacks the archive into /tmp directory and then compiles and installs from it. Final installation must be done as superuser.</text:p>
      <text:p text:style-name="Text_20_body"/>
      <text:p text:style-name="Code_20_source">$ tar xvzf martel_linux_driver-<text:span text:style-name="T1">x.y</text:span>.tar.gz /tmp</text:p>
      <text:p text:style-name="Code_20_source">$ cd /tmp/martel_linux_driver-<text:span text:style-name="T1">x.y</text:span><text:span text:style-name="T2">/src</text:span></text:p>
      <text:p text:style-name="Code_20_source">$ make</text:p>
      <text:p text:style-name="Code_20_source">$ su</text:p>
      <text:p text:style-name="P8">[enter superuser password]</text:p>
      <text:p text:style-name="Code_20_source"># make install</text:p>
      <text:p text:style-name="Text_20_body"/>
      <text:p text:style-name="Text_20_body">The CUPS subsystem must then be restarted to take into account the new printer models installed. This step depends on the Linux distribution, but it is generally a matter of typing a command like the following (as superuser).</text:p>
      <text:p text:style-name="Text_20_body"/>
      <text:p text:style-name="Code_20_source"># /etc/init.d/cups restart</text:p>
      <text:p text:style-name="Text_20_body"/>
      <text:h text:style-name="Heading_20_2" text:outline-level="2">Installing a printer</text:h>
      <text:p text:style-name="Text_20_body"/>
      <text:p text:style-name="Text_20_body">During start and restart, the CUPS subsystem uses the Martel Linux Driver to automatically search for connected printers. This step is done only once when CUPS starts, so any printers connected later will not be detected unless the CUPS subsystem is restarted.</text:p>
      <text:p text:style-name="Text_20_body"/>
      <text:p text:style-name="Text_20_body">To add a printer, one may use the CUPS web interface at <text:a xlink:type="simple" xlink:href="http://localhost:631/">http://localhost:631</text:a> and follow the instructions. A printer can also be added from the command line by directly specifying printer model and URI.</text:p>
      <text:p text:style-name="Text_20_body"/>
      <text:p text:style-name="Code_20_source">$ lpadmin -p MPP5510 -E \</text:p>
      <text:p text:style-name="Code_20_source"><text:tab/>-v martel:/dev/ttyS0?type=serial+baudrate=9600+handshake=rtscts \</text:p>
      <text:p text:style-name="Code_20_source"><text:tab/>-m mpp5510.ppd</text:p>
      <text:p text:style-name="Text_20_body"/>
      <text:p text:style-name="Text_20_body">This creates a printer named <text:span text:style-name="Code_20_source">MPP5510</text:span> using model definition file <text:span text:style-name="Code_20_source">mpp5510.ppd</text:span>. This printer is a serial printer connected to device <text:span text:style-name="Code_20_source">/dev/ttyS0</text:span>, which default configuration is 9600 bauds, hardware RTS/CTS handshaking.</text:p>
      <text:p text:style-name="Text_20_body"/>
      <text:p text:style-name="Code_20_source">$ lpadmin -p MPP5310 -E -v martel:/dev/parport0?type=parallel -m mpp5310.ppd</text:p>
      <text:p text:style-name="Text_20_body"/>
      <text:p text:style-name="Text_20_body">This creates a printer named <text:span text:style-name="Code_20_source">MPP5310</text:span> using model definition file <text:span text:style-name="Code_20_source">mpp5310.ppd</text:span>. This printer is a parallel printer connected to device <text:span text:style-name="Code_20_source">/dev/parport0</text:span>.</text:p>
      <text:p text:style-name="Text_20_body"/>
      <text:p text:style-name="Text_20_body">Other options exist for each port type. Refer to document <text:span text:style-name="Code_20_source">driver_libmartel.pdf</text:span> for more information about Martel printers URI.</text:p>
      <text:p text:style-name="Text_20_body"/>
      <text:p text:style-name="Text_20_body"/>
      <text:h text:style-name="P3" text:outline-level="1">How to use</text:h>
      <text:p text:style-name="Text_20_body"/>
      <text:p text:style-name="Text_20_body">The Martel Linux Driver is made of two components: a low-level communication library (the Martel library), and a printer driver for the CUPS subsystem. The Martel CUPS driver uses the Martel library to communicate with Martel printers. The Martel library may also be used as a stand-alone component in user applications to get more control when communicating with printers.</text:p>
      <text:p text:style-name="Text_20_body"/>
      <text:h text:style-name="Heading_20_2" text:outline-level="2">Martel CUPS driver</text:h>
      <text:p text:style-name="Text_20_body"/>
      <text:p text:style-name="Text_20_body">The Martel CUPS driver enables user to print from any application to supported Martel printers.</text:p>
      <text:p text:style-name="Text_20_body"/>
      <text:p text:style-name="Text_20_body">The Martel CUPS driver provides filters for the CUPS internal raster format (RIP) and for plain text. The Martel CUPS driver may be used in three different ways.</text:p>
      <text:p text:style-name="Text_20_body"/>
      <text:h text:style-name="Heading_20_3" text:outline-level="3">Postscript printing</text:h>
      <text:p text:style-name="Text_20_body"/>
      <text:p text:style-name="Text_20_body">When printing, most applications generate a file in Postscript format which in turn is rendered by CUPS in its internal raster format. In this context, the Martel CUPS driver for RIP is automatically selected by CUPS and the file is printed using graphics printing commands. For example, printing from OpenOffice will generate a Postscript file sent to CUPS and printed by the Martel CUPS driver using graphics commands.</text:p>
      <text:p text:style-name="Text_20_body"/>
      <text:p text:style-name="Text_20_body">This generates a large volume of data to be sent to the printer and might limit the printing speed when using RS232 or parallel ports.</text:p>
      <text:p text:style-name="Text_20_body"/>
      <text:h text:style-name="Heading_20_3" text:outline-level="3">Plain text printing</text:h>
      <text:p text:style-name="Text_20_body"/>
      <text:p text:style-name="Text_20_body">The Martel CUPS driver is also able to print text directly using the internal fonts of the printer. When CUPS detects that the file to be printed is a text-only file, it automatically selects the Martel CUPS driver for plain text and skips the intermediate rendering in internal raster format. The following command will print the file plain_text.txt using internal fonts of the printer.</text:p>
      <text:p text:style-name="Text_20_body"/>
      <text:p text:style-name="Code_20_source">$ lp -d Martel_printer plain_text.txt</text:p>
      <text:p text:style-name="Text_20_body"/>
      <text:p text:style-name="Text_20_body">Printing in this fashion will give the highest printing speed. However the complexity of tickets is limited because text formatting options cannot be used and graphics cannot be printed.</text:p>
      <text:p text:style-name="Text_20_body"/>
      <text:h text:style-name="Heading_20_3" text:outline-level="3">Plain text printing using text processor</text:h>
      <text:p text:style-name="Text_20_body"/>
      <text:p text:style-name="Text_20_body">The Martel CUPS driver provides a way to circumvent the limitations of plain text printing. When option <text:span text:style-name="T1">Process embedded control codes</text:span><text:span text:style-name="T2"> is checked, the Martel CUPS driver analyses plain text data and substitutes tokens surrounded by &lt; &gt; by their ASCII code equivalents.</text:span></text:p>
      <text:p text:style-name="Text_20_body"/>
      <text:p text:style-name="Text_20_body">The following example shows how to embed text formatting options in a plain text ticket. This example uses the Martel command set.</text:p>
      <text:p text:style-name="Text_20_body"/>
      <text:p text:style-name="Code_20_source">Normal printing.&lt;LF&gt;&lt;LF&gt;&lt;LF&gt;</text:p>
      <text:p text:style-name="Code_20_source">Printed with &lt;ESC&gt;!&lt;2&gt;32 CPL font.</text:p>
      <text:p text:style-name="Code_20_source">&lt;TAB&gt;&lt;ESC&gt;w&lt;1&gt;Double-height printing.</text:p>
      <text:p text:style-name="Text_20_body"/>
      <text:p text:style-name="Text_20_body">Following data will be sent to the printer after processing.</text:p>
      <text:p text:style-name="Text_20_body"/>
      <text:p text:style-name="Code_20_source">0000 <text:s/>4e 6f 72 6d 61 6c 20 70 <text:s/>72 69 6e 74 69 6e 67 2e <text:s/>Normal p rinting.</text:p>
      <text:p text:style-name="Code_20_source">0010 <text:s/>0a 0a 0a 0a 50 72 69 6e <text:s/>74 65 64 20 77 69 74 68 <text:s/>....Prin ted with</text:p>
      <text:p text:style-name="Code_20_source">0020 <text:s/>20 1b 21 02 33 32 20 43 <text:s/>50 4c 20 66 6f 6e 74 2e <text:s text:c="2"/>.!.32 C PL font.</text:p>
      <text:p text:style-name="Code_20_source">0030 <text:s/>0A 09 1b 77 01 44 6f 75 <text:s/>62 6c 65 2d 68 65 69 67 <text:s/>...w.Dou ble-heig</text:p>
      <text:p text:style-name="Code_20_source">0040 <text:s/>68 74 20 70 72 69 6e 74 <text:s/>69 6e 67 2e 0a <text:s text:c="10"/>ht print ing..</text:p>
      <text:p text:style-name="Text_20_body"/>
      <text:p text:style-name="Text_20_body">Tokens can either be a string, a decimal number, an hexadecimal number or an octal number. Invalid tokens are printed without processing.</text:p>
      <text:p text:style-name="Text_20_body"/>
      <text:list text:style-name="L2">
        <text:list-item>
          <text:p text:style-name="P9"><text:span text:style-name="Code_20_source">&lt;ESC&gt;</text:span> is translated as ASCII code 27;</text:p>
        </text:list-item>
        <text:list-item>
          <text:p text:style-name="P9"><text:span text:style-name="Code_20_source">&lt;27&gt;</text:span> is translated as ASCII code 27;</text:p>
        </text:list-item>
        <text:list-item>
          <text:p text:style-name="P9"><text:span text:style-name="Code_20_source">&lt;0x1b&gt;</text:span> is translated as ASCII code 27;</text:p>
        </text:list-item>
        <text:list-item>
          <text:p text:style-name="P9"><text:span text:style-name="Code_20_source">&lt;033&gt;</text:span> is translated as ASCII code 27.</text:p>
        </text:list-item>
      </text:list>
      <text:p text:style-name="Text_20_body"/>
      <text:p text:style-name="Text_20_body">Token strings include ASCII control code names.</text:p>
      <text:p text:style-name="Text_20_body"/>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Token string</text:p>
            </table:table-cell>
            <table:table-cell table:style-name="Tableau1.A1" office:value-type="string">
              <text:p text:style-name="Table_20_Heading">ASCII code</text:p>
            </table:table-cell>
            <table:table-cell table:style-name="Tableau1.A1" office:value-type="string">
              <text:p text:style-name="Table_20_Heading">Token string</text:p>
            </table:table-cell>
            <table:table-cell table:style-name="Tableau1.D1" office:value-type="string">
              <text:p text:style-name="Table_20_Heading">ASCII code</text:p>
            </table:table-cell>
          </table:table-row>
        </table:table-header-rows>
        <table:table-row>
          <table:table-cell table:style-name="Tableau1.A2" office:value-type="string">
            <text:p text:style-name="P7">&lt;NUL&gt;</text:p>
          </table:table-cell>
          <table:table-cell table:style-name="Tableau1.A2" office:value-type="string">
            <text:p text:style-name="P7">0</text:p>
          </table:table-cell>
          <table:table-cell table:style-name="Tableau1.A2" office:value-type="string">
            <text:p text:style-name="P7">&lt;SOH&gt;</text:p>
          </table:table-cell>
          <table:table-cell table:style-name="Tableau1.D2" office:value-type="string">
            <text:p text:style-name="P7">1</text:p>
          </table:table-cell>
        </table:table-row>
        <table:table-row>
          <table:table-cell table:style-name="Tableau1.A2" office:value-type="string">
            <text:p text:style-name="P7">&lt;STX&gt;</text:p>
          </table:table-cell>
          <table:table-cell table:style-name="Tableau1.A2" office:value-type="string">
            <text:p text:style-name="P7">2</text:p>
          </table:table-cell>
          <table:table-cell table:style-name="Tableau1.A2" office:value-type="string">
            <text:p text:style-name="P7">&lt;ETX&gt;</text:p>
          </table:table-cell>
          <table:table-cell table:style-name="Tableau1.D2" office:value-type="string">
            <text:p text:style-name="P7">3</text:p>
          </table:table-cell>
        </table:table-row>
        <table:table-row>
          <table:table-cell table:style-name="Tableau1.A2" office:value-type="string">
            <text:p text:style-name="P7">&lt;EOT&gt;</text:p>
          </table:table-cell>
          <table:table-cell table:style-name="Tableau1.A2" office:value-type="string">
            <text:p text:style-name="P7">4</text:p>
          </table:table-cell>
          <table:table-cell table:style-name="Tableau1.A2" office:value-type="string">
            <text:p text:style-name="P7">&lt;ENQ&gt;</text:p>
          </table:table-cell>
          <table:table-cell table:style-name="Tableau1.D2" office:value-type="string">
            <text:p text:style-name="P7">5</text:p>
          </table:table-cell>
        </table:table-row>
        <table:table-row>
          <table:table-cell table:style-name="Tableau1.A2" office:value-type="string">
            <text:p text:style-name="P7">&lt;ACK&gt;</text:p>
          </table:table-cell>
          <table:table-cell table:style-name="Tableau1.A2" office:value-type="string">
            <text:p text:style-name="P7">6</text:p>
          </table:table-cell>
          <table:table-cell table:style-name="Tableau1.A2" office:value-type="string">
            <text:p text:style-name="P7">&lt;BEL&gt;</text:p>
          </table:table-cell>
          <table:table-cell table:style-name="Tableau1.D2" office:value-type="string">
            <text:p text:style-name="P7">7</text:p>
          </table:table-cell>
        </table:table-row>
        <table:table-row>
          <table:table-cell table:style-name="Tableau1.A2" office:value-type="string">
            <text:p text:style-name="P7">&lt;BS&gt;</text:p>
          </table:table-cell>
          <table:table-cell table:style-name="Tableau1.A2" office:value-type="string">
            <text:p text:style-name="P7">8</text:p>
          </table:table-cell>
          <table:table-cell table:style-name="Tableau1.A2" office:value-type="string">
            <text:p text:style-name="P7">&lt;TAB&gt;</text:p>
          </table:table-cell>
          <table:table-cell table:style-name="Tableau1.D2" office:value-type="string">
            <text:p text:style-name="P7">9</text:p>
          </table:table-cell>
        </table:table-row>
        <table:table-row>
          <table:table-cell table:style-name="Tableau1.A2" office:value-type="string">
            <text:p text:style-name="P7">&lt;LF&gt;</text:p>
          </table:table-cell>
          <table:table-cell table:style-name="Tableau1.A2" office:value-type="string">
            <text:p text:style-name="P7">10</text:p>
          </table:table-cell>
          <table:table-cell table:style-name="Tableau1.A2" office:value-type="string">
            <text:p text:style-name="P7">&lt;VT&gt;</text:p>
          </table:table-cell>
          <table:table-cell table:style-name="Tableau1.D2" office:value-type="string">
            <text:p text:style-name="P7">11</text:p>
          </table:table-cell>
        </table:table-row>
        <table:table-row>
          <table:table-cell table:style-name="Tableau1.A2" office:value-type="string">
            <text:p text:style-name="P7">&lt;FF&gt;</text:p>
          </table:table-cell>
          <table:table-cell table:style-name="Tableau1.A2" office:value-type="string">
            <text:p text:style-name="P7">12</text:p>
          </table:table-cell>
          <table:table-cell table:style-name="Tableau1.A2" office:value-type="string">
            <text:p text:style-name="P7">&lt;CR&gt;</text:p>
          </table:table-cell>
          <table:table-cell table:style-name="Tableau1.D2" office:value-type="string">
            <text:p text:style-name="P7">13</text:p>
          </table:table-cell>
        </table:table-row>
        <table:table-row>
          <table:table-cell table:style-name="Tableau1.A2" office:value-type="string">
            <text:p text:style-name="P7">&lt;SO&gt;</text:p>
          </table:table-cell>
          <table:table-cell table:style-name="Tableau1.A2" office:value-type="string">
            <text:p text:style-name="P7">14</text:p>
          </table:table-cell>
          <table:table-cell table:style-name="Tableau1.A2" office:value-type="string">
            <text:p text:style-name="P7">&lt;SI&gt;</text:p>
          </table:table-cell>
          <table:table-cell table:style-name="Tableau1.D2" office:value-type="string">
            <text:p text:style-name="P7">15</text:p>
          </table:table-cell>
        </table:table-row>
        <table:table-row>
          <table:table-cell table:style-name="Tableau1.A2" office:value-type="string">
            <text:p text:style-name="P7">&lt;DLE&gt;</text:p>
          </table:table-cell>
          <table:table-cell table:style-name="Tableau1.A2" office:value-type="string">
            <text:p text:style-name="P7">16</text:p>
          </table:table-cell>
          <table:table-cell table:style-name="Tableau1.A2" office:value-type="string">
            <text:p text:style-name="P7">&lt;DC1&gt;</text:p>
          </table:table-cell>
          <table:table-cell table:style-name="Tableau1.D2" office:value-type="string">
            <text:p text:style-name="P7">17</text:p>
          </table:table-cell>
        </table:table-row>
        <table:table-row>
          <table:table-cell table:style-name="Tableau1.A2" office:value-type="string">
            <text:p text:style-name="P7">&lt;DC2&gt;</text:p>
          </table:table-cell>
          <table:table-cell table:style-name="Tableau1.A2" office:value-type="string">
            <text:p text:style-name="P7">18</text:p>
          </table:table-cell>
          <table:table-cell table:style-name="Tableau1.A2" office:value-type="string">
            <text:p text:style-name="P7">&lt;DC3&gt;</text:p>
          </table:table-cell>
          <table:table-cell table:style-name="Tableau1.D2" office:value-type="string">
            <text:p text:style-name="P7">19</text:p>
          </table:table-cell>
        </table:table-row>
        <table:table-row>
          <table:table-cell table:style-name="Tableau1.A2" office:value-type="string">
            <text:p text:style-name="P7">&lt;DC4&gt;</text:p>
          </table:table-cell>
          <table:table-cell table:style-name="Tableau1.A2" office:value-type="string">
            <text:p text:style-name="P7">20</text:p>
          </table:table-cell>
          <table:table-cell table:style-name="Tableau1.A2" office:value-type="string">
            <text:p text:style-name="P7">&lt;NAK&gt;</text:p>
          </table:table-cell>
          <table:table-cell table:style-name="Tableau1.D2" office:value-type="string">
            <text:p text:style-name="P7">21</text:p>
          </table:table-cell>
        </table:table-row>
        <table:table-row>
          <table:table-cell table:style-name="Tableau1.A2" office:value-type="string">
            <text:p text:style-name="P7">&lt;SYN&gt;</text:p>
          </table:table-cell>
          <table:table-cell table:style-name="Tableau1.A2" office:value-type="string">
            <text:p text:style-name="P7">22</text:p>
          </table:table-cell>
          <table:table-cell table:style-name="Tableau1.A2" office:value-type="string">
            <text:p text:style-name="P7">&lt;ETB&gt;</text:p>
          </table:table-cell>
          <table:table-cell table:style-name="Tableau1.D2" office:value-type="string">
            <text:p text:style-name="P7">23</text:p>
          </table:table-cell>
        </table:table-row>
        <table:table-row>
          <table:table-cell table:style-name="Tableau1.A2" office:value-type="string">
            <text:p text:style-name="P7">&lt;CAN&gt;</text:p>
          </table:table-cell>
          <table:table-cell table:style-name="Tableau1.A2" office:value-type="string">
            <text:p text:style-name="P7">24</text:p>
          </table:table-cell>
          <table:table-cell table:style-name="Tableau1.A2" office:value-type="string">
            <text:p text:style-name="P7">&lt;EM&gt;</text:p>
          </table:table-cell>
          <table:table-cell table:style-name="Tableau1.D2" office:value-type="string">
            <text:p text:style-name="P7">25</text:p>
          </table:table-cell>
        </table:table-row>
        <table:table-row>
          <table:table-cell table:style-name="Tableau1.A2" office:value-type="string">
            <text:p text:style-name="P7">&lt;SUB&gt;</text:p>
          </table:table-cell>
          <table:table-cell table:style-name="Tableau1.A2" office:value-type="string">
            <text:p text:style-name="P7">26</text:p>
          </table:table-cell>
          <table:table-cell table:style-name="Tableau1.A2" office:value-type="string">
            <text:p text:style-name="P7">&lt;ESC&gt;</text:p>
          </table:table-cell>
          <table:table-cell table:style-name="Tableau1.D2" office:value-type="string">
            <text:p text:style-name="P7">27</text:p>
          </table:table-cell>
        </table:table-row>
        <table:table-row>
          <table:table-cell table:style-name="Tableau1.A2" office:value-type="string">
            <text:p text:style-name="P7">&lt;FS&gt;</text:p>
          </table:table-cell>
          <table:table-cell table:style-name="Tableau1.A2" office:value-type="string">
            <text:p text:style-name="P7">28</text:p>
          </table:table-cell>
          <table:table-cell table:style-name="Tableau1.A2" office:value-type="string">
            <text:p text:style-name="P7">&lt;GS&gt;</text:p>
          </table:table-cell>
          <table:table-cell table:style-name="Tableau1.D2" office:value-type="string">
            <text:p text:style-name="P7">29</text:p>
          </table:table-cell>
        </table:table-row>
        <table:table-row>
          <table:table-cell table:style-name="Tableau1.A2" office:value-type="string">
            <text:p text:style-name="P7">&lt;RS&gt;</text:p>
          </table:table-cell>
          <table:table-cell table:style-name="Tableau1.A2" office:value-type="string">
            <text:p text:style-name="P7">30</text:p>
          </table:table-cell>
          <table:table-cell table:style-name="Tableau1.A2" office:value-type="string">
            <text:p text:style-name="P7">&lt;US&gt;</text:p>
          </table:table-cell>
          <table:table-cell table:style-name="Tableau1.D2" office:value-type="string">
            <text:p text:style-name="P7">31</text:p>
          </table:table-cell>
        </table:table-row>
      </table:table>
      <text:p text:style-name="Text_20_body"/>
      <text:h text:style-name="Heading_20_3" text:outline-level="3">Driver options</text:h>
      <text:p text:style-name="Text_20_body"/>
      <text:p text:style-name="Text_20_body">The Martel CUPS driver provides several options summarized in table below.</text:p>
      <text:p text:style-name="Text_20_body"/>
      <table:table table:name="Tableau2" table:style-name="Tableau2">
        <table:table-column table:style-name="Tableau2.A"/>
        <table:table-column table:style-name="Tableau2.B"/>
        <table:table-header-rows>
          <table:table-row>
            <table:table-cell table:style-name="Tableau2.A1" office:value-type="string">
              <text:p text:style-name="Table_20_Heading">Option field</text:p>
            </table:table-cell>
            <table:table-cell table:style-name="Tableau2.B1" office:value-type="string">
              <text:p text:style-name="Table_20_Heading">Description</text:p>
            </table:table-cell>
          </table:table-row>
        </table:table-header-rows>
        <table:table-row>
          <table:table-cell table:style-name="Tableau2.A2" office:value-type="string">
            <text:p text:style-name="Table_20_Contents">Serial printing baudrate</text:p>
          </table:table-cell>
          <table:table-cell table:style-name="Tableau2.B2" office:value-type="string">
            <text:p text:style-name="Table_20_Contents">Set serial baudrate used during printing.</text:p>
            <text:p text:style-name="Table_20_Contents">(<text:span text:style-name="T1">serial printers only</text:span><text:span text:style-name="T2">)</text:span></text:p>
          </table:table-cell>
        </table:table-row>
        <table:table-row>
          <table:table-cell table:style-name="Tableau2.A2" office:value-type="string">
            <text:p text:style-name="Table_20_Contents">Serial printing handshaking</text:p>
          </table:table-cell>
          <table:table-cell table:style-name="Tableau2.B2" office:value-type="string">
            <text:p text:style-name="Table_20_Contents">Set serial handshaking used during printing.</text:p>
            <text:p text:style-name="Table_20_Contents">(<text:span text:style-name="T1">serial printers only</text:span><text:span text:style-name="T2">)</text:span></text:p>
          </table:table-cell>
        </table:table-row>
        <table:table-row>
          <table:table-cell table:style-name="Tableau2.A2" office:value-type="string">
            <text:p text:style-name="Table_20_Contents">Parallel printing write mode</text:p>
          </table:table-cell>
          <table:table-cell table:style-name="Tableau2.B2" office:value-type="string">
            <text:p text:style-name="Table_20_Contents">Set parallel printing write mode (polling or IRQ based).</text:p>
            <text:p text:style-name="P10">(<text:span text:style-name="T1">parallel printers only</text:span>)</text:p>
          </table:table-cell>
        </table:table-row>
        <table:table-row>
          <table:table-cell table:style-name="Tableau2.A2" office:value-type="string">
            <text:p text:style-name="Table_20_Contents">Printing timeout</text:p>
          </table:table-cell>
          <table:table-cell table:style-name="Tableau2.B2" office:value-type="string">
            <text:p text:style-name="Table_20_Contents">Printing is automatically cancelled after this timeout elapsed.</text:p>
            <text:p text:style-name="Table_20_Contents">This value can be set to None to have the driver wait indefinitely.</text:p>
          </table:table-cell>
        </table:table-row>
        <table:table-row>
          <table:table-cell table:style-name="Tableau2.A2" office:value-type="string">
            <text:p text:style-name="Table_20_Contents">Internal font</text:p>
          </table:table-cell>
          <table:table-cell table:style-name="Tableau2.B2" office:value-type="string">
            <text:p text:style-name="Table_20_Contents">Set internal font used while printing plain text.</text:p>
          </table:table-cell>
        </table:table-row>
        <table:table-row>
          <table:table-cell table:style-name="Tableau2.A2" office:value-type="string">
            <text:p text:style-name="Table_20_Contents">Process embedded control codes</text:p>
          </table:table-cell>
          <table:table-cell table:style-name="Tableau2.B2" office:value-type="string">
            <text:p text:style-name="Table_20_Contents">When checked, process plain text data to interpret embedded control codes.</text:p>
          </table:table-cell>
        </table:table-row>
        <table:table-row>
          <table:table-cell table:style-name="Tableau2.A2" office:value-type="string">
            <text:p text:style-name="Table_20_Contents">Forward feed after ticket</text:p>
          </table:table-cell>
          <table:table-cell table:style-name="Tableau2.B2" office:value-type="string">
            <text:p text:style-name="Table_20_Contents">Set distance to feed in forward direction after printing ticket.</text:p>
          </table:table-cell>
        </table:table-row>
        <table:table-row>
          <table:table-cell table:style-name="Tableau2.A2" office:value-type="string">
            <text:p text:style-name="Table_20_Contents">Backward feed after ticket</text:p>
          </table:table-cell>
          <table:table-cell table:style-name="Tableau2.B2" office:value-type="string">
            <text:p text:style-name="Table_20_Contents">Set distance to feed in backward direction after printing ticket.</text:p>
          </table:table-cell>
        </table:table-row>
      </table:table>
      <text:p text:style-name="Text_20_body"/>
      <text:p text:style-name="Text_20_body">Driver options can be tuned using the CUPS web interface. These can also be modified manually using following command:</text:p>
      <text:p text:style-name="Text_20_body"/>
      <text:p text:style-name="Code_20_source">$ lpoptions -d Martel_Printer -o option=value -o option=value ...</text:p>
      <text:p text:style-name="Text_20_body"/>
      <text:p text:style-name="Text_20_body">Table below shows various option names and allowed values.</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tion field</text:p>
            </table:table-cell>
            <table:table-cell table:style-name="Table1.A1" office:value-type="string">
              <text:p text:style-name="Table_20_Heading">Option</text:p>
            </table:table-cell>
            <table:table-cell table:style-name="Table1.C1" office:value-type="string">
              <text:p text:style-name="Table_20_Heading">Value</text:p>
            </table:table-cell>
          </table:table-row>
        </table:table-header-rows>
        <table:table-row>
          <table:table-cell table:style-name="Table1.A2" office:value-type="string">
            <text:p text:style-name="Table_20_Contents">Serial printing baudrate</text:p>
          </table:table-cell>
          <table:table-cell table:style-name="Table1.A2" office:value-type="string">
            <text:p text:style-name="Table_20_Contents"><text:span text:style-name="Code_20_source">baudrate</text:span></text:p>
          </table:table-cell>
          <table:table-cell table:style-name="Table1.C2" office:value-type="string">
            <text:p text:style-name="Table_20_Contents">0 = 1200 bauds</text:p>
            <text:p text:style-name="Table_20_Contents">1 = 2400 bauds</text:p>
            <text:p text:style-name="Table_20_Contents">2 = 4800 bauds</text:p>
            <text:p text:style-name="Table_20_Contents">3 = 9600 bauds</text:p>
            <text:p text:style-name="Table_20_Contents">4 = 19200 bauds</text:p>
          </table:table-cell>
        </table:table-row>
        <table:table-row>
          <table:table-cell table:style-name="Table1.A2" office:value-type="string">
            <text:p text:style-name="Table_20_Contents">Serial printing handshaking</text:p>
          </table:table-cell>
          <table:table-cell table:style-name="Table1.A2" office:value-type="string">
            <text:p text:style-name="Table_20_Contents"><text:span text:style-name="Code_20_source">handshake</text:span></text:p>
          </table:table-cell>
          <table:table-cell table:style-name="Table1.C2" office:value-type="string">
            <text:p text:style-name="Table_20_Contents">1 = Software flow control (XON/XOFF)</text:p>
            <text:p text:style-name="Table_20_Contents">2 = Hardware flow control (RTS/CTS)</text:p>
          </table:table-cell>
        </table:table-row>
        <table:table-row>
          <table:table-cell table:style-name="Table1.A2" office:value-type="string">
            <text:p text:style-name="Table_20_Contents">Parallel printing write mode</text:p>
          </table:table-cell>
          <table:table-cell table:style-name="Table1.A2" office:value-type="string">
            <text:p text:style-name="Table_20_Contents"><text:span text:style-name="Code_20_source">parmode</text:span></text:p>
          </table:table-cell>
          <table:table-cell table:style-name="Table1.C2" office:value-type="string">
            <text:p text:style-name="Table_20_Contents">0 = Polling</text:p>
            <text:p text:style-name="Table_20_Contents">1 = IRQ</text:p>
          </table:table-cell>
        </table:table-row>
        <table:table-row>
          <table:table-cell table:style-name="Table1.A2" office:value-type="string">
            <text:p text:style-name="Table_20_Contents">Printing timeout</text:p>
          </table:table-cell>
          <table:table-cell table:style-name="Table1.A2" office:value-type="string">
            <text:p text:style-name="Table_20_Contents"><text:span text:style-name="Code_20_source">timeout</text:span></text:p>
          </table:table-cell>
          <table:table-cell table:style-name="Table1.C2" office:value-type="string">
            <text:p text:style-name="Table_20_Contents">Timeout in milliseconds.</text:p>
            <text:p text:style-name="Table_20_Contents">Zero disables timeout.</text:p>
          </table:table-cell>
        </table:table-row>
        <table:table-row>
          <table:table-cell table:style-name="Table1.A2" office:value-type="string">
            <text:p text:style-name="Table_20_Contents">Internal font</text:p>
          </table:table-cell>
          <table:table-cell table:style-name="Table1.A2" office:value-type="string">
            <text:p text:style-name="Table_20_Contents"><text:span text:style-name="Code_20_source">font</text:span></text:p>
          </table:table-cell>
          <table:table-cell table:style-name="Table1.C2" office:value-type="string">
            <text:p text:style-name="Table_20_Contents">0 = 24 CPL</text:p>
            <text:p text:style-name="Table_20_Contents">1 = 48 CPL</text:p>
            <text:p text:style-name="Table_20_Contents">2 = 32 CPL</text:p>
          </table:table-cell>
        </table:table-row>
        <table:table-row>
          <table:table-cell table:style-name="Table1.A2" office:value-type="string">
            <text:p text:style-name="Table_20_Contents">Process embedded control codes</text:p>
          </table:table-cell>
          <table:table-cell table:style-name="Table1.A2" office:value-type="string">
            <text:p text:style-name="Table_20_Contents"><text:span text:style-name="Code_20_source">process</text:span></text:p>
          </table:table-cell>
          <table:table-cell table:style-name="Table1.C2" office:value-type="string">
            <text:p text:style-name="Table_20_Contents">False = Processing disabled</text:p>
            <text:p text:style-name="Table_20_Contents">True = Processing enabled</text:p>
          </table:table-cell>
        </table:table-row>
        <table:table-row>
          <table:table-cell table:style-name="Table1.A2" office:value-type="string">
            <text:p text:style-name="Table_20_Contents">Forward feed after ticket</text:p>
          </table:table-cell>
          <table:table-cell table:style-name="Table1.A2" office:value-type="string">
            <text:p text:style-name="Table_20_Contents"><text:span text:style-name="Code_20_source">fwdfeed</text:span></text:p>
          </table:table-cell>
          <table:table-cell table:style-name="Table1.C2" office:value-type="string">
            <text:p text:style-name="Table_20_Contents">Distance to feed in dotlines.</text:p>
          </table:table-cell>
        </table:table-row>
        <table:table-row>
          <table:table-cell table:style-name="Table1.A2" office:value-type="string">
            <text:p text:style-name="Table_20_Contents">Backward feed after ticket</text:p>
          </table:table-cell>
          <table:table-cell table:style-name="Table1.A2" office:value-type="string">
            <text:p text:style-name="Table_20_Contents"><text:span text:style-name="Code_20_source">backfeed</text:span></text:p>
          </table:table-cell>
          <table:table-cell table:style-name="Table1.C2" office:value-type="string">
            <text:p text:style-name="Table_20_Contents">Distance to feed in dotlines.</text:p>
          </table:table-cell>
        </table:table-row>
      </table:table>
      <text:p text:style-name="Text_20_body"/>
      <text:p text:style-name="Text_20_body">For example, following command sets handshake mode to RTS/CTS on printer MPP5510.</text:p>
      <text:p text:style-name="Text_20_body"/>
      <text:p text:style-name="Code_20_source">$ lpoptions -d MPP5510 -o handshake=rtscts</text:p>
      <text:p text:style-name="Text_20_body"/>
      <text:h text:style-name="Heading_20_2" text:outline-level="2">Martel library</text:h>
      <text:p text:style-name="Text_20_body"/>
      <text:p text:style-name="Text_20_body">The Martel library can be used directly in user applications to get more control when communicating with printers.</text:p>
      <text:p text:style-name="Text_20_body"/>
      <text:p text:style-name="Text_20_body">The Martel library is a C library that provides an easy interface to communicate with Martel printers. Using the Martel library requires programming. <text:s/>Refer to document <text:span text:style-name="Code_20_source">driver_libmartel.pdf</text:span> for information about the Martel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63cm" fo:margin-right="0cm" fo:text-indent="0cm" style:auto-text-indent="false"/>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27cm" fo:margin-right="0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91cm" fo:margin-right="0cm" fo:text-indent="0cm"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padding="0cm" fo:border="none" style:shadow="none" text:number-lines="false" text:line-number="0">
        <style:tab-stops>
          <style:tab-stop style:position="8.498cm" style:type="center"/>
          <style:tab-stop style:position="16.999cm" style:type="right"/>
        </style:tab-stops>
      </style:paragraph-properties>
      <style:text-properties style:font-name="Arial1" fo:font-size="16pt" fo:font-weight="bold"/>
    </style:style>
    <style:style style:name="Footer" style:family="paragraph" style:parent-style-name="Standard" style:class="extra">
      <style:paragraph-properties style:shadow="none" text:number-lines="false" text:line-number="0">
        <style:tab-stops>
          <style:tab-stop style:position="9.5cm"/>
          <style:tab-stop style:position="17cm"/>
        </style:tab-stops>
      </style:paragraph-properties>
      <style:text-properties style:font-name="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variant="small-caps" fo:font-style="normal"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pyright" style:family="paragraph" style:parent-style-name="Text_20_body" style:next-style-name="Text_20_body" style:class="text">
      <style:paragraph-properties fo:text-align="center" style:justify-single-word="false"/>
      <style:text-properties fo:font-size="10pt"/>
    </style:style>
    <style:style style:name="Code_20_source" style:display-name="Code source" style:family="paragraph" style:parent-style-name="Text_20_body" style:next-style-name="Text_20_body" style:class="text">
      <style:paragraph-properties fo:margin-left="0.499cm" fo:margin-right="0.499cm" fo:text-indent="0cm" style:auto-text-indent="false" fo:background-color="#e6e6e6">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Code_20_source" style:display-name="Code source" style:family="text" style:parent-style-name="Teletype">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margin-top="0.101cm" fo:margin-bottom="0cm" fo:text-indent="0cm" style:auto-text-indent="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fr1"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fo:padding="0cm" fo:border-left="none" fo:border-right="none" fo:border-top="none" fo:border-bottom="0.002cm solid #000000" style:shadow="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199cm" fo:margin-right="0cm" fo:margin-top="0cm" fo:margin-bottom="0cm" style:vertical-pos="top" style:vertical-rel="paragraph-content" style:horizontal-pos="left" style:horizontal-rel="paragraph" fo:background-color="transparent" style:background-transparency="100%" fo:padding="0cm" fo:border="none" style:shadow="none">
        <style:background-image/>
        <style:columns fo:column-count="0" fo:column-gap="0cm"/>
      </style:graphic-properties>
    </style:style>
    <style:style style:name="fr4" style:family="graphic" style:parent-style-name="Frame">
      <style:graphic-properties fo:margin-left="0cm" fo:margin-right="0cm" fo:margin-top="0cm" fo:margin-bottom="0cm"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5" style:family="graphic" style:parent-style-name="Frame">
      <style:graphic-properties fo:margin-left="0cm" fo:margin-right="0.199cm" fo:margin-top="0cm" fo:margin-bottom="0cm" style:vertical-pos="top" style:vertical-rel="paragraph-content" style:horizontal-pos="right" style:horizontal-rel="paragraph" fo:padding="0cm" fo:border="none" style:shadow="none"/>
    </style:style>
    <style:page-layout style:name="pm1">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svg:height="1.48cm" fo:margin-left="0cm" fo:margin-right="0cm" fo:margin-bottom="0cm" fo:border="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Cadre14" text:anchor-type="paragraph" svg:x="2.138cm" svg:y="0.298cm" svg:width="16.859cm" svg:height="0.908cm" draw:z-index="8"><draw:text-box><text:p text:style-name="Header">Martel Instruments Ltd.</text:p></draw:text-box></draw:frame><draw:frame draw:style-name="fr2" draw:name="graphics1" text:anchor-type="paragraph" svg:width="16.859cm" svg:height="7.265cm" draw:z-index="44"><draw:image xlink:href="Pictures/10000000000001DE000000CEF0D14FD9.png" xlink:type="simple" xlink:show="embed" xlink:actuate="onLoad"/></draw:frame></text:p>
      </style:header>
      <style:footer>
        <text:p text:style-name="P1"><draw:frame draw:style-name="fr3" draw:name="Cadre15" text:anchor-type="paragraph" svg:width="6.761cm" draw:z-index="17"><draw:text-box fo:min-height="0.487cm"><text:p text:style-name="Footer"><text:file-name text:display="name-and-extension">driver_install.odt</text:file-name></text:p></draw:text-box></draw:frame><draw:frame draw:style-name="fr4" draw:name="Cadre16" text:anchor-type="paragraph" svg:width="2cm" draw:z-index="26"><draw:text-box fo:min-height="0.49cm"><text:p text:style-name="P2">Rev. A</text:p></draw:text-box></draw:frame><draw:frame draw:style-name="fr5" draw:name="Cadre17" text:anchor-type="paragraph" svg:width="2cm" draw:z-index="35"><draw:text-box fo:min-height="0.49cm"><text:p text:style-name="P3"><text:page-number text:select-page="current">9</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6-03-06T18:53:30</meta:creation-date>
    <dc:creator>chris</dc:creator>
    <dc:date>2006-08-01T10:52:16</dc:date>
    <meta:editing-cycles>27</meta:editing-cycles>
    <meta:editing-duration>PT7H54M43S</meta:editing-duration>
    <meta:user-defined meta:name="Info 1"/>
    <meta:user-defined meta:name="Info 2"/>
    <meta:user-defined meta:name="Info 3"/>
    <meta:user-defined meta:name="Info 4"/>
    <meta:document-statistic meta:table-count="4" meta:image-count="1" meta:object-count="0" meta:page-count="9" meta:paragraph-count="219" meta:word-count="1417" meta:character-count="8317"/>
  </office:meta>
</office:document-meta>
</file>